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officeooo:rsid="00129c18" officeooo:paragraph-rsid="00129c1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Fonctionnalités de la BD:</text:p>
        <text:p text:style-name="Normal"/>
        <text:p text:style-name="Normal">affichage du nombre total de messages</text:p>
        <text:p text:style-name="Normal">affichage du nombre total d’utilisateurs</text:p>
        <text:p text:style-name="Normal">nombre de connexions/ par tranche horaires ou dates</text:p>
        <text:p text:style-name="Normal">nombre de candidats possible pour un recruteur</text:p>
        <text:p text:style-name="Normal">nombre de comptes par villes</text:p>
        <text:p text:style-name="Normal">tranche d’age des utilisateurs</text:p>
        <text:p text:style-name="Normal"/>
        <text:p text:style-name="Normal"/>
        <text:p text:style-name="Normal">trigger:</text:p>
        <text:p text:style-name="Normal">modification – moyenne des utilisateurs</text:p>
        <text:p text:style-name="Normal">modification – stat connexion / user last connexion </text:p>
        <text:p text:style-name="Normal">insertion – stat nb message / messages</text:p>
        <text:p text:style-name="Normal">insertion/deletion – user nb messages / messages</text:p>
        <text:p text:style-name="Normal">insertion/modification – user rang/ messages</text:p>
        <text:p text:style-name="Normal"/>
        <text:p text:style-name="Normal">vue:</text:p>
        <text:p text:style-name="P1">les recruteurs disposent d’une vue leur permettant de voir tous les candidats correspondant à leurs critères. </text:p>
        <text:p text:style-name="Normal">pour les stat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meta:initial-creator>LEMAN JEAN-CHRISTOPHE</meta:initial-creator>
    <meta:creation-date>2017-03-15T14:10:04.172942477</meta:creation-date>
    <dc:date>2017-03-21T15:30:26.993985687</dc:date>
    <meta:editing-duration>PT3M26S</meta:editing-duration>
    <meta:editing-cycles>1</meta:editing-cycles>
    <meta:document-statistic meta:table-count="0" meta:image-count="0" meta:object-count="0" meta:page-count="1" meta:paragraph-count="16" meta:word-count="87" meta:character-count="614" meta:non-whitespace-character-count="536"/>
  </office:meta>
</office:document-meta>
</file>